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transparent" style:cell-protect="protected"/>
      <style:text-properties fo:color="#0000EE" style:text-underline-style="solid" style:text-underline-type="single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ydata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Username</text:p>
          </table:table-cell>
          <table:table-cell office:value-type="string" table:style-name="ce2">
            <text:p>Password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1">
            <text:p><text:a xlink:href="mailto:roma@gmail.com">roma@gmail.com</text:a></text:p>
          </table:table-cell>
          <table:table-cell office:value-type="string" table:style-name="ce1">
            <text:p><text:a xlink:href="mailto:skill@123">skill@123</text:a>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1">
            <text:p><text:a xlink:href="mailto:smart@gmail.com">smart@gmail.com</text:a></text:p>
          </table:table-cell>
          <table:table-cell office:value-type="string" table:style-name="ce1">
            <text:p><text:a xlink:href="mailto:www@345">www@345</text:a>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1">
            <text:p><text:a xlink:href="mailto:Skills@gmail.com">Skills@gmail.com</text:a></text:p>
          </table:table-cell>
          <table:table-cell office:value-type="string" table:style-name="ce1">
            <text:p><text:a xlink:href="mailto:Sfs@678">Sfs@678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<text:a xlink:href="mailto:pk@gmail.com">pk@gmail.com</text:a></text:p>
          </table:table-cell>
          <table:table-cell office:value-type="string" table:style-name="ce4">
            <text:p><text:a xlink:href="mailto:pk@3456">pk@3456</text:a></text:p>
          </table:table-cell>
          <table:table-cell table:number-columns-repeated="16382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L</meta:initial-creator>
    <dc:creator>DELL</dc:creator>
    <meta:creation-date>2024-03-09T09:53:54Z</meta:creation-date>
    <dc:date>2024-03-09T05:12:25Z</dc:date>
    <meta:editing-cycles>1</meta:editing-cycles>
    <meta:editing-duration>PT262S</meta:editing-duration>
  </office:meta>
</office:document-meta>
</file>